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tility" table:style-name="ta1">
        <table:shapes>
          <draw:frame draw:z-index="0" draw:style-name="gr1" draw:text-style-name="P1" svg:width="159.99mm" svg:height="89.99mm" svg:x="301.03mm" svg:y="7.37mm">
            <loext:p draw:notify-on-update-of-ranges="utility.A1:utility.A24 utility.B1:utility.B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9.38mm" svg:y="8.71mm">
            <loext:p draw:notify-on-update-of-ranges="utility.A1:utility.A24 utility.C1:utility.C24 utility.A1:utility.A24 utility.D1:utility.D24 utility.A1:utility.A24 utility.E1:utility.E24 utility.A1:utility.A24 utility.F1:utility.F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8.980288397746" calcext:value-type="float">
            <text:p>738,98028839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9.86497653904" calcext:value-type="float">
            <text:p>619,864976539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8.985855658925" calcext:value-type="float">
            <text:p>548,9858556589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9.528091006074" calcext:value-type="float">
            <text:p>519,5280910061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.854050761175" calcext:value-type="float">
            <text:p>521,854050761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4.160093776921" calcext:value-type="float">
            <text:p>544,1600937769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3.280957753945" calcext:value-type="float">
            <text:p>573,2809577539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5.586833867454" calcext:value-type="float">
            <text:p>595,5868338675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7.910924117323" calcext:value-type="float">
            <text:p>597,9109241173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.432384011772" calcext:value-type="float">
            <text:p>568,4323840118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7.322199827638" calcext:value-type="float">
            <text:p>497,3221998276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5.611659961175" calcext:value-type="float">
            <text:p>375,611659961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8.007546908755" calcext:value-type="float">
            <text:p>278,0075469088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2.853327287922" calcext:value-type="float">
            <text:p>182,853327287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8.610686600803" calcext:value-type="float">
            <text:p>158,610686600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1.453399075422" calcext:value-type="float">
            <text:p>141,45339907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8.248318318534" calcext:value-type="float">
            <text:p>168,24831831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5.063153060721" calcext:value-type="float">
            <text:p>175,06315306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5.063153060721" calcext:value-type="float">
            <text:p>175,06315306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1.877987802907" calcext:value-type="float">
            <text:p>181,87798780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7.360230457497" calcext:value-type="float">
            <text:p>217,360230457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.565918258696" calcext:value-type="float">
            <text:p>201,565918258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0.315631958991" calcext:value-type="float">
            <text:p>190,315631959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9999999999999" calcext:value-type="float">
            <text:p>100</text:p>
          </table:table-cell>
          <table:table-cell table:number-columns-repeated="4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02:06:45.490400198</dc:date>
    <meta:editing-duration>PT1M33S</meta:editing-duration>
    <meta:editing-cycles>1</meta:editing-cycles>
    <meta:document-statistic meta:table-count="1" meta:cell-count="144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utility.A1:utility.B24" svg:x="0.32cm" svg:y="0.18cm" svg:width="12.508cm" svg:height="8.64cm">
          <chartooo:coordinate-region svg:x="1.127cm" svg:y="0.379cm" svg:width="11.5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tility.B1:utility.B24" chart:class="chart:scatter">
            <chart:domain table:cell-range-address="utility.A1:utility.A24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tility.A1:utility.A24</svg:desc>
                </draw:g>
              </table:table-cell>
              <table:table-cell office:value-type="float" office:value="738.980288397746">
                <text:p>738.980288397746</text:p>
                <draw:g>
                  <svg:desc>utility.B1:utility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19.86497653904">
                <text:p>619.86497653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48.985855658925">
                <text:p>548.985855658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9.528091006074">
                <text:p>519.528091006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21.854050761175">
                <text:p>521.854050761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44.160093776921">
                <text:p>544.160093776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73.280957753945">
                <text:p>573.280957753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95.586833867454">
                <text:p>595.586833867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97.910924117323">
                <text:p>597.910924117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68.432384011772">
                <text:p>568.432384011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97.322199827638">
                <text:p>497.3221998276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75.611659961175">
                <text:p>375.611659961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78.007546908755">
                <text:p>278.007546908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82.853327287922">
                <text:p>182.8533272879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8.610686600803">
                <text:p>158.6106866008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1.453399075422">
                <text:p>141.4533990754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8.248318318534">
                <text:p>168.2483183185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5.063153060721">
                <text:p>175.063153060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5.063153060721">
                <text:p>175.0631530607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1.877987802907">
                <text:p>181.8779878029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7.360230457497">
                <text:p>217.3602304574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1.565918258696">
                <text:p>201.5659182586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0.315631958991">
                <text:p>190.315631958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9.9999999999999">
                <text:p>99.9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454cm" style:legend-expansion="high" chart:style-name="ch2"/>
        <chart:plot-area chart:style-name="ch3" table:cell-range-address="utility.A1:utility.A24 utility.C1:utility.F24" svg:x="0.32cm" svg:y="0.18cm" svg:width="12.508cm" svg:height="8.64cm">
          <chartooo:coordinate-region svg:x="1.047cm" svg:y="0.379cm" svg:width="11.59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tility.C1:utility.C24" chart:class="chart:scatter">
            <chart:domain table:cell-range-address="utility.A1:utility.A24"/>
            <chart:data-point chart:repeated="24"/>
          </chart:series>
          <chart:series chart:style-name="ch7" chart:values-cell-range-address="utility.D1:utility.D24" chart:class="chart:scatter">
            <chart:data-point chart:repeated="24"/>
          </chart:series>
          <chart:series chart:style-name="ch8" chart:values-cell-range-address="utility.E1:utility.E24" chart:class="chart:scatter">
            <chart:data-point chart:repeated="24"/>
          </chart:series>
          <chart:series chart:style-name="ch9" chart:values-cell-range-address="utility.F1:utility.F24" chart:class="chart:scatte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tility.A1:utility.A24</svg:desc>
                </draw:g>
              </table:table-cell>
              <table:table-cell office:value-type="float" office:value="0">
                <text:p>0</text:p>
                <draw:g>
                  <svg:desc>utility.C1:utility.C24</svg:desc>
                </draw:g>
              </table:table-cell>
              <table:table-cell office:value-type="float" office:value="1">
                <text:p>1</text:p>
                <draw:g>
                  <svg:desc>utility.D1:utility.D24</svg:desc>
                </draw:g>
              </table:table-cell>
              <table:table-cell office:value-type="float" office:value="2">
                <text:p>2</text:p>
                <draw:g>
                  <svg:desc>utility.E1:utility.E24</svg:desc>
                </draw:g>
              </table:table-cell>
              <table:table-cell office:value-type="float" office:value="3">
                <text:p>3</text:p>
                <draw:g>
                  <svg:desc>utility.F1:utilit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